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幼圆" svg:font-family="幼圆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123.08mm"/>
    </style:style>
    <style:style style:name="co6" style:family="table-column">
      <style:table-column-properties fo:break-before="auto" style:column-width="84.68mm"/>
    </style:style>
    <style:style style:name="ro1" style:family="table-row">
      <style:table-row-properties style:row-height="15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幼圆" fo:font-size="14pt" style:font-name-asian="幼圆" style:font-size-asian="14pt" style:font-size-complex="14pt"/>
    </style:style>
    <style:style style:name="ce2" style:family="table-cell" style:parent-style-name="Default">
      <style:table-cell-properties fo:wrap-option="no-wrap"/>
      <style:text-properties style:font-name="幼圆" fo:font-size="14pt" style:font-name-asian="幼圆" style:font-size-asian="14pt" style:font-size-complex="14pt"/>
    </style:style>
    <style:style style:name="T1" style:family="text">
      <style:text-properties style:font-name="幼圆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幼圆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ASH_fish_specise_tex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Bluegill</text:p>
          </table:table-cell>
          <table:table-cell office:value-type="string" calcext:value-type="string">
            <text:p>蓝鳃鱼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table:style-name="ce2" office:value-type="string" calcext:value-type="string">
            <text:p>I almost caught one of these</text:p>
            <text:p>In the little bay on the south</text:p>
            <text:p>end of the island.</text:p>
          </table:table-cell>
          <table:table-cell office:value-type="string" calcext:value-type="string">
            <text:p>我差点就在岛屿南端的小海湾抓到。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ook Trout</text:p>
          </table:table-cell>
          <table:table-cell office:value-type="string" calcext:value-type="string">
            <text:p>鲑鱼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office:value-type="string" calcext:value-type="string">
            <text:p>Often seen in deep blue or cold waters.</text:p>
          </table:table-cell>
          <table:table-cell office:value-type="string" calcext:value-type="string">
            <text:p>常在深海或冷水里看到。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urbot</text:p>
          </table:table-cell>
          <table:table-cell office:value-type="string" calcext:value-type="string">
            <text:p>淡水鳕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office:value-type="string" calcext:value-type="string">
            <text:p>They never settle down and prefer</text:p>
            <text:p>to live within the rushing rapids.</text:p>
          </table:table-cell>
          <table:table-cell office:value-type="string" calcext:value-type="string">
            <text:p>它们从不在一个地方久居，</text:p>
            <text:p>它们更喜欢生活在激流中。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 Carp</text:p>
          </table:table-cell>
          <table:table-cell office:value-type="string" calcext:value-type="string">
            <text:p>鲤鱼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office:value-type="string" calcext:value-type="string">
            <text:p>They prefer calm rivers or deep blue reefs.</text:p>
          </table:table-cell>
          <table:table-cell office:value-type="string" calcext:value-type="string">
            <text:p>它们更青睐于平静的河流或深海礁。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鲶鱼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金色</text:p>
          </table:table-cell>
          <table:table-cell office:value-type="string" calcext:value-type="string">
            <text:p>Only live in moving waters.</text:p>
          </table:table-cell>
          <table:table-cell office:value-type="string" calcext:value-type="string">
            <text:p>只栖息在流水中。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mon</text:p>
          </table:table-cell>
          <table:table-cell office:value-type="string" calcext:value-type="string">
            <text:p>三文鱼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office:value-type="string" calcext:value-type="string">
            <text:p>I've only seen them near the</text:p>
            <text:p>bottom of river waterfalls.</text:p>
          </table:table-cell>
          <table:table-cell office:value-type="string" calcext:value-type="string">
            <text:p><text:span text:style-name="T1">我只在瀑布底下看到过</text:span>它们。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rayfish</text:p>
          </table:table-cell>
          <table:table-cell office:value-type="string" calcext:value-type="string">
            <text:p>小龙虾</text:p>
          </table:table-cell>
          <table:table-cell office:value-type="string" calcext:value-type="string">
            <text:p>crustacean</text:p>
          </table:table-cell>
          <table:table-cell office:value-type="string" calcext:value-type="string">
            <text:p>甲壳纲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office:value-type="string" calcext:value-type="string">
            <text:p>These little guys live</text:p>
            <text:p>in little waters.</text:p>
          </table:table-cell>
          <table:table-cell office:value-type="string" calcext:value-type="string">
            <text:p><text:span text:style-name="T1">这些小家伙只栖息</text:span>在水不多的地方。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hern Pike</text:p>
          </table:table-cell>
          <table:table-cell office:value-type="string" calcext:value-type="string">
            <text:p>北方梭鱼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office:value-type="string" calcext:value-type="string">
            <text:p>Bill is always catching these.</text:p>
            <text:p>He knows a good spot for them.</text:p>
          </table:table-cell>
          <table:table-cell office:value-type="string" calcext:value-type="string">
            <text:p>比尔总能抓到这种鱼。</text:p>
            <text:p>他知道钓这种鱼的好地方。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mpkinseed Fish</text:p>
          </table:table-cell>
          <table:table-cell office:value-type="string" calcext:value-type="string">
            <text:p>太阳鱼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office:value-type="string" calcext:value-type="string">
            <text:p>I've only seen them in that</text:p>
            <text:p>little pond with the lilies.</text:p>
          </table:table-cell>
          <table:table-cell office:value-type="string" calcext:value-type="string">
            <text:p>我只在长有百合花的小池塘里见过。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inbow Trout</text:p>
          </table:table-cell>
          <table:table-cell office:value-type="string" calcext:value-type="string">
            <text:p>虹鳟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真实</text:p>
          </table:table-cell>
          <table:table-cell office:value-type="string" calcext:value-type="string">
            <text:p>Usually found in</text:p>
            <text:p>deep blue waters.</text:p>
          </table:table-cell>
          <table:table-cell office:value-type="string" calcext:value-type="string">
            <text:p>通常能在深海里找到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otted Brook Trout</text:p>
          </table:table-cell>
          <table:table-cell office:value-type="string" calcext:value-type="string">
            <text:p>溪红点鲑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office:value-type="string" calcext:value-type="string">
            <text:p>I usually see 'em in the shady</text:p>
            <text:p>blue waters, but they're not</text:p>
            <text:p>hard to find.</text:p>
          </table:table-cell>
          <table:table-cell office:value-type="string" calcext:value-type="string">
            <text:p>通常我能在深蓝海域中见到它们，</text:p>
            <text:p>不过它们并不难找。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hite Bass</text:p>
          </table:table-cell>
          <table:table-cell office:value-type="string" calcext:value-type="string">
            <text:p>白鲈鱼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粉色</text:p>
          </table:table-cell>
          <table:table-cell office:value-type="string" calcext:value-type="string">
            <text:p>I came down with a cold the last</text:p>
            <text:p>time I went looking for them.</text:p>
          </table:table-cell>
          <table:table-cell office:value-type="string" calcext:value-type="string">
            <text:p>上次我去找它们时得了感冒病倒了。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hite Perch</text:p>
          </table:table-cell>
          <table:table-cell office:value-type="string" calcext:value-type="string">
            <text:p>银河鲈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office:value-type="string" calcext:value-type="string">
            <text:p>Known to prefer</text:p>
            <text:p>calm river waters.</text:p>
          </table:table-cell>
          <table:table-cell office:value-type="string" calcext:value-type="string">
            <text:p>已知它们喜欢平静的河水。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Yellow Perch</text:p>
          </table:table-cell>
          <table:table-cell office:value-type="string" calcext:value-type="string">
            <text:p>黄河鲈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鱼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白化</text:p>
          </table:table-cell>
          <table:table-cell office:value-type="string" calcext:value-type="string">
            <text:p>Usually seen in weedy</text:p>
            <text:p>waters in Meteor Lake.</text:p>
          </table:table-cell>
          <table:table-cell office:value-type="string" calcext:value-type="string">
            <text:p><text:span text:style-name="T1">通常能在流星湖长满杂草的水</text:span>里看到。</text:p>
          </table:table-cell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幼圆" svg:font-family="幼圆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思源黑体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00/00/00</text:date>, <text:time style:data-style-name="N2" text:time-value="18:05:59.108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date>2020-01-12T18:07:36.512000000</dc:date>
    <meta:editing-duration>PT30M14S</meta:editing-duration>
    <meta:editing-cycles>15</meta:editing-cycles>
    <meta:document-statistic meta:table-count="1" meta:cell-count="112" meta:object-count="0"/>
  </office:meta>
</office:document-meta>
</file>